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opacity="0%" draw:textarea-horizontal-align="justify" draw:textarea-vertical-align="middle" draw:auto-grow-height="false" draw:shadow-offset-x="0.203cm" draw:shadow-offset-y="0.203cm" draw:shadow-opacity="0%"/>
    </style:style>
    <style:style style:name="gr4" style:family="graphic" style:parent-style-name="standard">
      <style:graphic-properties draw:stroke="none" svg:stroke-color="#000000" draw:fill="none" draw:fill-color="#ffffff" fo:min-height="1.524cm"/>
    </style:style>
    <style:style style:name="gr5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draw:stroke="none" svg:stroke-color="#000000" draw:fill="none" draw:fill-color="#ffffff" fo:min-height="1.397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2" draw:id="id2" draw:layer="layout" svg:width="6.223cm" svg:height="2.667cm" svg:x="6.842cm" svg:y="8.112cm">
          <text:p text:style-name="P1">Capacitor Charg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6.35cm" svg:height="2.54cm" svg:x="6.842cm" svg:y="14.208cm">
          <text:p text:style-name="P1">Capacitor Discharg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6.842cm" svg:y1="15.478cm" svg:x2="6.842cm" svg:y2="9.445cm" draw:start-shape="id1" draw:start-glue-point="3" draw:end-shape="id2" draw:end-glue-point="3" svg:d="m6842 15478c-753 0-753-6033 0-6033">
          <text:p text:style-name="P1">Charge Capacitor</text:p>
        </draw:connector>
        <draw:connector draw:style-name="gr2" draw:text-style-name="P1" draw:layer="layout" draw:type="curve" svg:x1="13.065cm" svg:y1="9.445cm" svg:x2="13.192cm" svg:y2="15.478cm" draw:start-shape="id2" draw:start-glue-point="1" draw:end-shape="id1" svg:d="m13065 9445c943 0 880 6033 127 6033">
          <text:p text:style-name="P1">Discharge Capacitor</text:p>
        </draw:connector>
        <draw:line draw:style-name="gr2" draw:text-style-name="P1" draw:layer="layout" svg:x1="13.192cm" svg:y1="15.605cm" svg:x2="19.034cm" svg:y2="15.605cm">
          <text:p text:style-name="P1">Capacitance</text:p>
          <text:p text:style-name="P1"/>
        </draw:line>
        <draw:custom-shape draw:style-name="gr3" draw:text-style-name="P1" draw:layer="layout" svg:width="14.351cm" svg:height="14.478cm" svg:x="3.794cm" svg:y="5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8.001cm" svg:height="1.774cm" svg:x="7.096cm" svg:y="3.794cm">
          <draw:text-box>
            <text:p>Capacitance Calculator</text:p>
          </draw:text-box>
        </draw:frame>
      </draw:page>
      <draw:page draw:name="page2" draw:style-name="dp1" draw:master-page-name="Default">
        <draw:custom-shape draw:style-name="gr1" draw:text-style-name="P1" xml:id="id3" draw:id="id3" draw:layer="layout" svg:width="8.128cm" svg:height="3.81cm" svg:x="5.304cm" svg:y="4.683cm">
          <text:p text:style-name="P1">Capacitance Calc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8.89cm" svg:height="3.937cm" svg:x="5.036cm" svg:y="14.462cm">
          <text:p text:style-name="P1">Running average capacit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0.962cm" svg:x1="13.432cm" svg:y1="6.588cm" svg:x2="13.926cm" svg:y2="16.43cm" draw:start-shape="id3" draw:start-glue-point="1" draw:end-shape="id4" draw:end-glue-point="1" svg:d="m13432 6588c2937 0 2690 9842 494 9842">
          <text:p text:style-name="P1">Get baseline capacitance</text:p>
        </draw:connector>
        <draw:connector draw:style-name="gr2" draw:text-style-name="P1" draw:layer="layout" draw:type="curve" draw:line-skew="-0.582cm" svg:x1="5.036cm" svg:y1="16.43cm" svg:x2="5.304cm" svg:y2="6.588cm" draw:start-shape="id4" draw:start-glue-point="3" draw:end-shape="id3" draw:end-glue-point="3" svg:d="m5036 16430c-1624 0-1758-9842 268-9842">
          <text:p text:style-name="P1">Samples taken &lt; 5</text:p>
        </draw:connector>
        <draw:line draw:style-name="gr2" draw:text-style-name="P1" draw:layer="layout" svg:x1="13.954cm" svg:y1="17.51cm" svg:x2="20.59cm" svg:y2="17.51cm">
          <text:p text:style-name="P1">Baseline capacitance</text:p>
          <text:p text:style-name="P1"/>
        </draw:line>
        <draw:custom-shape draw:style-name="gr5" draw:text-style-name="P1" draw:layer="layout" svg:width="16.764cm" svg:height="19.558cm" svg:x="1.762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1.303cm" svg:height="1.647cm" svg:x="4.937cm" svg:y="1.512cm">
          <draw:text-box>
            <text:p>Calibrate Touch Sensor Baseline</text:p>
          </draw:text-box>
        </draw:frame>
      </draw:page>
      <draw:page draw:name="page3" draw:style-name="dp1" draw:master-page-name="Default">
        <draw:frame draw:style-name="gr7" draw:layer="layout" svg:width="6.35cm" svg:height="1.27cm" svg:x="7.985cm" svg:y="1.635cm">
          <draw:text-box>
            <text:p>Read Touch Sensor</text:p>
          </draw:text-box>
        </draw:frame>
        <draw:custom-shape draw:style-name="gr1" draw:text-style-name="P1" xml:id="id6" draw:id="id6" draw:layer="layout" svg:width="7.112cm" svg:height="3.175cm" svg:x="7.096cm" svg:y="8.112cm">
          <text:p text:style-name="P1">Calculate Capacit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747cm" svg:height="2.54cm" svg:x="5.572cm" svg:y="4.302cm">
          <text:p text:style-name="P1">Calibrate Basel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319cm" svg:y1="5.572cm" svg:x2="17.129cm" svg:y2="5.572cm">
          <text:p text:style-name="P1">Baseline</text:p>
          <text:p text:style-name="P1"/>
        </draw:line>
        <draw:custom-shape draw:style-name="gr1" draw:text-style-name="P1" xml:id="id7" draw:id="id7" draw:layer="layout" svg:width="6.604cm" svg:height="2.921cm" svg:x="7.477cm" svg:y="13.192cm">
          <text:p text:style-name="P1">Sensor Relea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6.604cm" svg:height="2.852cm" svg:x="7.604cm" svg:y="18.145cm">
          <text:p text:style-name="P1">Sensor Pres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draw:line-skew="-0.675cm" svg:x1="7.604cm" svg:y1="19.571cm" svg:x2="7.096cm" svg:y2="9.699cm" draw:start-shape="id5" draw:start-glue-point="3" draw:end-shape="id6" draw:end-glue-point="3" svg:d="m7604 19571c-2526 0-2272-9872-508-9872">
          <text:p/>
        </draw:connector>
        <draw:connector draw:style-name="gr8" draw:text-style-name="P1" draw:layer="layout" draw:type="curve" draw:line-skew="0.243cm" svg:x1="14.081cm" svg:y1="14.652cm" svg:x2="14.208cm" svg:y2="9.699cm" draw:start-shape="id7" draw:start-glue-point="1" draw:end-shape="id6" draw:end-glue-point="1" svg:d="m14081 14652c1308 0 1244-4953 127-4953">
          <text:p/>
        </draw:connector>
        <draw:connector draw:style-name="gr2" draw:text-style-name="P1" draw:layer="layout" draw:type="curve" draw:line-skew="4.169cm" svg:x1="14.208cm" svg:y1="9.699cm" svg:x2="14.081cm" svg:y2="14.652cm" draw:start-shape="id6" draw:start-glue-point="1" draw:end-shape="id7" draw:end-glue-point="1" svg:d="m14208 9699c7006 0 7070 4953-127 4953">
          <text:p text:style-name="P1">C &lt; Baseline</text:p>
        </draw:connector>
        <draw:connector draw:style-name="gr2" draw:text-style-name="P1" draw:layer="layout" draw:type="curve" draw:line-skew="-3.942cm" svg:x1="7.096cm" svg:y1="9.699cm" svg:x2="7.604cm" svg:y2="19.571cm" draw:start-shape="id6" draw:start-glue-point="3" draw:end-shape="id5" draw:end-glue-point="3" svg:d="m7096 9699c-6664 0-6918 9872 508 9872">
          <text:p text:style-name="P1">C &gt; Baseline</text:p>
        </draw:connector>
        <draw:line draw:style-name="gr2" draw:text-style-name="P1" draw:layer="layout" svg:x1="14.081cm" svg:y1="15.478cm" svg:x2="20.59cm" svg:y2="15.478cm">
          <text:p text:style-name="P1">Output</text:p>
          <text:p text:style-name="P1"/>
        </draw:line>
        <draw:line draw:style-name="gr2" draw:text-style-name="P1" draw:layer="layout" svg:x1="14.208cm" svg:y1="20.431cm" svg:x2="20.59cm" svg:y2="20.431cm">
          <text:p text:style-name="P1">Output</text:p>
          <text:p text:style-name="P1"/>
        </draw:line>
        <draw:custom-shape draw:style-name="gr5" draw:text-style-name="P1" draw:layer="layout" svg:width="18.034cm" svg:height="20.193cm" svg:x="1.762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" draw:text-style-name="P1" xml:id="id8" draw:id="id8" draw:layer="layout" svg:width="10.414cm" svg:height="4.191cm" svg:x="5.826cm" svg:y="5.782cm">
          <text:p text:style-name="P1">Wait for input charac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cm" svg:y1="7.941cm" svg:x2="5.953cm" svg:y2="7.941cm">
          <text:p text:style-name="P1"><text:s text:c="3"/>Get Character</text:p>
          <text:p text:style-name="P1"/>
        </draw:line>
        <draw:custom-shape draw:style-name="gr1" draw:text-style-name="P1" xml:id="id9" draw:id="id9" draw:layer="layout" svg:width="7.366cm" svg:height="4.064cm" svg:x="12.557cm" svg:y="13.7cm">
          <text:p text:style-name="P1">Start New Sequ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7.747cm" svg:height="4.191cm" svg:x="1.762cm" svg:y="13.7cm">
          <text:p text:style-name="P1">Add to Current Sequ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1.215cm -1.807cm" svg:x1="16.24cm" svg:y1="7.877cm" svg:x2="11.033cm" svg:y2="5.782cm" draw:start-shape="id8" draw:start-glue-point="1" draw:end-shape="id8" draw:end-glue-point="0" svg:d="m16240 7877c2575 0 2146-2202 201-3592s-5408-1966-5408 1497">
          <text:p text:style-name="P1">Invalid input</text:p>
          <text:p text:style-name="P1"/>
          <text:p text:style-name="P1"/>
        </draw:connector>
        <draw:connector draw:style-name="gr2" draw:text-style-name="P1" draw:layer="layout" draw:type="curve" svg:x1="11.033cm" svg:y1="9.973cm" svg:x2="16.24cm" svg:y2="13.7cm" draw:start-shape="id8" draw:start-glue-point="2" draw:end-shape="id9" svg:d="m11033 9973c0 2796 5207 933 5207 3727">
          <text:p text:style-name="P1">Start character 'S'</text:p>
          <text:p text:style-name="P1"/>
          <text:p text:style-name="P1"/>
          <text:p text:style-name="P1"/>
        </draw:connector>
        <draw:connector draw:style-name="gr2" draw:text-style-name="P1" draw:layer="layout" draw:type="curve" draw:line-skew="0.065cm" svg:x1="11.033cm" svg:y1="9.973cm" svg:x2="5.635cm" svg:y2="13.7cm" draw:start-shape="id8" draw:start-glue-point="2" draw:end-shape="id10" svg:d="m11033 9973c0 2892-5398 1029-5398 3727">
          <text:p text:style-name="P1">Valid Input</text:p>
          <text:p text:style-name="P1"/>
          <text:p text:style-name="P1"/>
        </draw:connector>
        <draw:custom-shape draw:style-name="gr1" draw:text-style-name="P1" xml:id="id11" draw:id="id11" draw:layer="layout" svg:width="8.001cm" svg:height="4.064cm" svg:x="4.616cm" svg:y="21.701cm">
          <text:p text:style-name="P1">End Current Sequ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2.01cm" svg:x1="11.033cm" svg:y1="9.973cm" svg:x2="8.616cm" svg:y2="21.701cm" draw:start-shape="id8" draw:start-glue-point="2" draw:end-shape="id11" svg:d="m11033 9973c0 11811-2417 5947-2417 11728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End character 'E'</text:p>
        </draw:connector>
        <draw:connector draw:style-name="gr8" draw:text-style-name="P1" draw:layer="layout" draw:type="curve" svg:x1="9.509cm" svg:y1="15.795cm" svg:x2="11.033cm" svg:y2="9.973cm" draw:start-shape="id10" draw:start-glue-point="1" draw:end-shape="id8" draw:end-glue-point="2" svg:d="m9509 15795c1016 0 1524-1940 1524-5822">
          <text:p/>
        </draw:connector>
        <draw:connector draw:style-name="gr8" draw:text-style-name="P1" draw:layer="layout" draw:type="curve" svg:x1="12.557cm" svg:y1="15.732cm" svg:x2="11.033cm" svg:y2="9.973cm" draw:start-shape="id9" draw:start-glue-point="3" draw:end-shape="id8" svg:d="m12557 15732c-1016 0-1524-1919-1524-5759">
          <text:p/>
        </draw:connector>
        <draw:connector draw:style-name="gr8" draw:text-style-name="P1" draw:layer="layout" draw:type="curve" svg:x1="12.617cm" svg:y1="23.733cm" svg:x2="11.033cm" svg:y2="9.973cm" draw:start-shape="id11" draw:start-glue-point="1" draw:end-shape="id8" draw:end-glue-point="2" svg:d="m12617 23733c751 0 626-3948 43-5189s-1627 225-1627-8571">
          <text:p/>
        </draw:connector>
        <draw:line draw:style-name="gr2" draw:text-style-name="P1" draw:layer="layout" svg:x1="12.557cm" svg:y1="24.832cm" svg:x2="20.59cm" svg:y2="24.832cm">
          <text:p text:style-name="P1">Current Key Sequence</text:p>
          <text:p text:style-name="P1"/>
        </draw:line>
        <draw:frame draw:style-name="gr9" draw:layer="layout" svg:width="6.223cm" svg:height="1.143cm" svg:x="7.858cm" svg:y="1.508cm">
          <draw:text-box>
            <text:p>Process Serial Input</text:p>
          </draw:text-box>
        </draw:frame>
        <draw:custom-shape draw:style-name="gr5" draw:text-style-name="P1" draw:layer="layout" svg:width="18.542cm" svg:height="24.765cm" svg:x="1.508cm" svg:y="2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1" draw:text-style-name="P1" xml:id="id12" draw:id="id12" draw:layer="layout" svg:width="7.112cm" svg:height="3.175cm" svg:x="6.842cm" svg:y="6.461cm">
          <text:p text:style-name="P1">Wait for T0 or T1 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cm" svg:y1="7.096cm" svg:x2="6.842cm" svg:y2="7.096cm">
          <text:p text:style-name="P1">Sensor input</text:p>
          <text:p text:style-name="P1"/>
        </draw:line>
        <draw:connector draw:style-name="gr2" draw:text-style-name="P1" draw:layer="layout" draw:type="curve" draw:line-skew="1.85cm -0.707cm" svg:x1="13.954cm" svg:y1="8.048cm" svg:x2="10.398cm" svg:y2="6.461cm" draw:start-shape="id12" draw:start-glue-point="1" draw:end-shape="id12" draw:end-glue-point="0" svg:d="m13954 8048c3528 0 2940-1398 1169-2248s-4725-1152-4725 661">
          <text:p text:style-name="P1">Invalid Input</text:p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1" draw:text-style-name="P1" xml:id="id13" draw:id="id13" draw:layer="layout" svg:width="8.636cm" svg:height="3.175cm" svg:x="5.826cm" svg:y="14.716cm">
          <text:p text:style-name="P1">Check input buffer for mat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954cm" svg:y1="8.048cm" svg:x2="14.462cm" svg:y2="16.303cm" draw:start-shape="id12" draw:start-glue-point="1" draw:end-shape="id13" draw:end-glue-point="1" svg:d="m13954 8048c1515 0 1261 8255 508 8255">
          <text:p text:style-name="P1">Add input (0 or 1) to input buffer</text:p>
        </draw:connector>
        <draw:connector draw:style-name="gr8" draw:text-style-name="P1" draw:layer="layout" draw:type="curve" svg:x1="5.826cm" svg:y1="16.303cm" svg:x2="6.842cm" svg:y2="8.048cm" draw:start-shape="id13" draw:start-glue-point="3" draw:end-shape="id12" draw:end-glue-point="3" svg:d="m5826 16303c-751 0-1259-8255 1016-8255">
          <text:p/>
        </draw:connector>
        <draw:line draw:style-name="gr2" draw:text-style-name="P1" draw:layer="layout" svg:x1="14.462cm" svg:y1="17.002cm" svg:x2="20.59cm" svg:y2="17.002cm">
          <text:p text:style-name="P1">Output Match</text:p>
          <text:p text:style-name="P1"/>
        </draw:line>
        <draw:custom-shape draw:style-name="gr1" draw:text-style-name="P1" xml:id="id14" draw:id="id14" draw:layer="layout" svg:width="6.096cm" svg:height="3.048cm" svg:x="7.35cm" svg:y="19.669cm">
          <text:p text:style-name="P1">Clear input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cm" svg:y1="21.955cm" svg:x2="7.35cm" svg:y2="21.955cm">
          <text:p text:style-name="P1">New match sequence</text:p>
          <text:p text:style-name="P1"/>
        </draw:line>
        <draw:connector draw:style-name="gr8" draw:text-style-name="P1" draw:layer="layout" draw:type="curve" draw:line-skew="-1.916cm" svg:x1="7.35cm" svg:y1="21.193cm" svg:x2="6.842cm" svg:y2="8.048cm" draw:start-shape="id14" draw:start-glue-point="3" draw:end-shape="id12" draw:end-glue-point="3" svg:d="m7350 21193c-4387 0-4133-13145-508-13145">
          <text:p/>
        </draw:connector>
        <draw:custom-shape draw:style-name="gr5" draw:text-style-name="P1" draw:layer="layout" svg:width="17.653cm" svg:height="20.955cm" svg:x="1.889cm" svg:y="3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5.207cm" svg:height="1.647cm" svg:x="7.731cm" svg:y="1.508cm">
          <draw:text-box>
            <text:p>Check for Match</text:p>
          </draw:text-box>
        </draw:frame>
      </draw:page>
      <draw:page draw:name="page6" draw:style-name="dp1" draw:master-page-name="Default">
        <draw:custom-shape draw:style-name="gr1" draw:text-style-name="P1" xml:id="id15" draw:id="id15" draw:layer="layout" svg:width="7.493cm" svg:height="3.175cm" svg:x="6.842cm" svg:y="3.794cm">
          <text:p text:style-name="P1">Be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7.112cm" svg:height="3.429cm" svg:x="13.192cm" svg:y="13.644cm">
          <text:p text:style-name="P1">Process Serial 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4.335cm" svg:y1="5.381cm" svg:x2="16.748cm" svg:y2="13.644cm" draw:start-shape="id15" draw:start-glue-point="1" draw:end-shape="id16" svg:d="m14335 5381c1609 0 2413 2754 2413 8263">
          <text:p text:style-name="P1">Serial input readable</text:p>
        </draw:connector>
        <draw:custom-shape draw:style-name="gr1" draw:text-style-name="P1" xml:id="id17" draw:id="id17" draw:layer="layout" svg:width="6.858cm" svg:height="3.302cm" svg:x="1cm" svg:y="13.827cm">
          <text:p text:style-name="P1">Read T0 and 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6.842cm" svg:y1="5.381cm" svg:x2="4.429cm" svg:y2="13.827cm" draw:start-shape="id15" draw:start-glue-point="3" draw:end-shape="id17" draw:end-glue-point="0" svg:d="m6842 5381c-1609 0-2413 2815-2413 8446">
          <text:p text:style-name="P1">No serial input</text:p>
        </draw:connector>
        <draw:connector draw:style-name="gr2" draw:text-style-name="P1" draw:layer="layout" draw:type="curve" svg:x1="7.858cm" svg:y1="15.478cm" svg:x2="10.588cm" svg:y2="6.969cm" draw:start-shape="id17" draw:start-glue-point="1" draw:end-shape="id15" svg:d="m7858 15478c1820 0 2730-2836 2730-8509">
          <text:p text:style-name="P1">T0 and T1 not pressed</text:p>
        </draw:connector>
        <draw:connector draw:style-name="gr8" draw:text-style-name="P1" draw:layer="layout" draw:type="curve" draw:line-skew="-0.697cm" svg:x1="20.304cm" svg:y1="15.358cm" svg:x2="14.335cm" svg:y2="5.381cm" draw:start-shape="id16" draw:start-glue-point="1" draw:end-shape="id15" svg:d="m20304 15358c-292 0 2692-9977-5969-9977">
          <text:p/>
        </draw:connector>
        <draw:custom-shape draw:style-name="gr1" draw:text-style-name="P1" xml:id="id18" draw:id="id18" draw:layer="layout" svg:width="7.874cm" svg:height="3.81cm" svg:x="6.334cm" svg:y="21.447cm">
          <text:p text:style-name="P1">Check for mat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.429cm" svg:y1="17.129cm" svg:x2="6.334cm" svg:y2="23.352cm" draw:start-shape="id17" draw:start-glue-point="2" draw:end-shape="id18" draw:end-glue-point="3" svg:d="m4429 17129c0 4149 635 6223 1905 6223">
          <text:p text:style-name="P1">T0 or T1 pressed</text:p>
        </draw:connector>
        <draw:connector draw:style-name="gr8" draw:text-style-name="P1" draw:layer="layout" draw:type="curve" draw:line-skew="2.032cm" svg:x1="10.271cm" svg:y1="21.447cm" svg:x2="10.588cm" svg:y2="6.969cm" draw:start-shape="id18" draw:start-glue-point="0" draw:end-shape="id15" draw:end-glue-point="2" svg:d="m10271 21447c0-7810 317-572 317-14478">
          <text:p/>
        </draw:connector>
        <draw:line draw:style-name="gr2" draw:text-style-name="P1" draw:layer="layout" svg:x1="14.208cm" svg:y1="23.479cm" svg:x2="21.32cm" svg:y2="23.479cm">
          <text:p text:style-name="P1">Output Match</text:p>
          <text:p text:style-name="P1"/>
        </draw:line>
        <draw:frame draw:style-name="gr7" draw:layer="layout" svg:width="3.81cm" svg:height="1.27cm" svg:x="8.747cm" svg:y="1.762cm">
          <draw:text-box>
            <text:p>Main Loop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2T16:18:59</meta:creation-date>
    <dc:date>2011-10-22T18:01:37</dc:date>
    <meta:editing-duration>PT1H42M38S</meta:editing-duration>
    <meta:editing-cycles>13</meta:editing-cycles>
    <meta:generator>LibreOffice/3.4$Unix LibreOffice_project/340m1$Build-302</meta:generator>
    <meta:document-statistic meta:object-count="66"/>
  </office:meta>
</office:document-meta>
</file>